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officeooo:paragraph-rsid="000d1843"/>
    </style:style>
    <style:style style:name="P2" style:family="paragraph" style:parent-style-name="Title">
      <style:text-properties officeooo:rsid="000f5393" officeooo:paragraph-rsid="000f5393"/>
    </style:style>
    <style:style style:name="P3" style:family="paragraph" style:parent-style-name="Text_20_body">
      <style:text-properties officeooo:rsid="000f5393"/>
    </style:style>
    <style:style style:name="P4" style:family="paragraph" style:parent-style-name="Text_20_body">
      <style:text-properties officeooo:rsid="000f5393" officeooo:paragraph-rsid="000f5393"/>
    </style:style>
    <style:style style:name="P5" style:family="paragraph" style:parent-style-name="Text_20_body">
      <style:text-properties officeooo:rsid="0010c9ed" officeooo:paragraph-rsid="0010c9ed"/>
    </style:style>
    <style:style style:name="P6" style:family="paragraph" style:parent-style-name="Standard">
      <style:text-properties officeooo:rsid="000d1843" officeooo:paragraph-rsid="000d1843"/>
    </style:style>
    <style:style style:name="P7" style:family="paragraph" style:parent-style-name="Standard">
      <style:text-properties officeooo:rsid="00112f2c" officeooo:paragraph-rsid="00112f2c"/>
    </style:style>
    <style:style style:name="P8" style:family="paragraph" style:parent-style-name="Standard">
      <style:text-properties officeooo:rsid="0012d348" officeooo:paragraph-rsid="0012d348"/>
    </style:style>
    <style:style style:name="P9" style:family="paragraph" style:parent-style-name="Standard">
      <style:text-properties officeooo:rsid="00146b4d" officeooo:paragraph-rsid="00146b4d"/>
    </style:style>
    <style:style style:name="P10" style:family="paragraph" style:parent-style-name="Text_20_body">
      <style:text-properties officeooo:rsid="00150531" officeooo:paragraph-rsid="001505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onents:</text:p>
      <text:p text:style-name="P2">Keyboard</text:p>
      <text:p text:style-name="Standard"/>
      <text:p text:style-name="P10">FIXME still researching</text:p>
      <text:p text:style-name="P3">It will be a bluetooth keyboard with touch pad.</text:p>
      <text:p text:style-name="P4">Like: <text:a xlink:type="simple" xlink:href="http://www.amazon.co.uk/Wireless-Bluetooth-Keyboard-Multi-touch-Smartphones/dp/B00VRC6D3S/ref=sr_1_3?s=computers&amp;ie=UTF8&amp;qid=1457557777&amp;sr=1-3&amp;keywords=bluetooth+keyboard+with+touchpad" text:style-name="Internet_20_link" text:visited-style-name="Visited_20_Internet_20_Link">http://www.amazon.co.uk/Wireless-Bluetooth-Keyboard-Multi-touch-Smartphones/dp/B00VRC6D3S/ref=sr_1_3?s=computers&amp;ie=UTF8&amp;qid=1457557777&amp;sr=1-3&amp;keywords=bluetooth+keyboard+with+touchpad</text:a></text:p>
      <text:p text:style-name="P5">I have still to do the research</text:p>
      <text:p text:style-name="P6"/>
      <text:p text:style-name="P6"/>
      <text:p text:style-name="P7"><text:a xlink:type="simple" xlink:href="http://www.ebay.co.uk/itm/161893799699?_trksid=p2055119.m1438.l2649&amp;ssPageName=STRK%3AMEBIDX%3AIT" text:style-name="Internet_20_link" text:visited-style-name="Visited_20_Internet_20_Link">http://www.ebay.co.uk/itm/161893799699?_trksid=p2055119.m1438.l2649&amp;ssPageName=STRK%3AMEBIDX%3AIT</text:a></text:p>
      <text:p text:style-name="P8"><text:a xlink:type="simple" xlink:href="http://www.ebay.co.uk/itm/281940151678?_trksid=p2055119.m1438.l2649&amp;ssPageName=STRK%3AMEBIDX%3AIT" text:style-name="Internet_20_link" text:visited-style-name="Visited_20_Internet_20_Link">http://www.ebay.co.uk/itm/281940151678?_trksid=p2055119.m1438.l2649&amp;ssPageName=STRK%3AMEBIDX%3AIT</text:a></text:p>
      <text:p text:style-name="P9"><text:a xlink:type="simple" xlink:href="http://www.ebay.co.uk/itm/272154383305?_trksid=p2055119.m1438.l2649&amp;ssPageName=STRK%3AMEBIDX%3AIT" text:style-name="Internet_20_link" text:visited-style-name="Visited_20_Internet_20_Link">http://www.ebay.co.uk/itm/272154383305?_trksid=p2055119.m1438.l2649&amp;ssPageName=STRK%3AMEBIDX%3AIT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6:34:00</meta:creation-date>
    <meta:generator>LibreOffice/4.4.1.2$Linux_X86_64 LibreOffice_project/45e2de17089c24a1fa810c8f975a7171ba4cd432</meta:generator>
    <dc:date>2016-04-16T17:55:01.604198852</dc:date>
    <meta:editing-duration>PT16M17S</meta:editing-duration>
    <meta:editing-cycles>8</meta:editing-cycles>
    <meta:document-statistic meta:table-count="0" meta:image-count="0" meta:object-count="0" meta:page-count="1" meta:paragraph-count="9" meta:word-count="26" meta:character-count="601" meta:non-whitespace-character-count="584"/>
  </office:meta>
</office:document-meta>
</file>